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80000000800482B8425106B401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6.351cm" table:align="margins" style:writing-mode="lr-tb"/>
    </style:style>
    <style:style style:name="Tabla1.A" style:family="table-column">
      <style:table-column-properties style:column-width="16.351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6.351cm" table:align="margins" style:writing-mode="lr-tb"/>
    </style:style>
    <style:style style:name="Tabla2.A" style:family="table-column">
      <style:table-column-properties style:column-width="16.351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6.351cm" table:align="margins" style:writing-mode="lr-tb"/>
    </style:style>
    <style:style style:name="Tabla3.A" style:family="table-column">
      <style:table-column-properties style:column-width="16.351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6.351cm" table:align="margins" style:writing-mode="lr-tb"/>
    </style:style>
    <style:style style:name="Tabla4.A" style:family="table-column">
      <style:table-column-properties style:column-width="16.351cm" style:rel-column-width="65535*"/>
    </style:style>
    <style:style style:name="Tabla4.A1" style:family="table-cell">
      <style:table-cell-properties fo:padding="0.097cm" fo:border="0.05pt solid #000000"/>
    </style:style>
    <style:style style:name="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text-properties style:font-name="Arial" fo:language="ca" fo:country="ES" officeooo:paragraph-rsid="0026f9d2"/>
    </style:style>
    <style:style style:name="P4" style:family="paragraph" style:parent-style-name="Standard">
      <style:text-properties style:font-name="Arial1" fo:font-size="11pt" fo:language="ca" fo:country="ES" fo:font-weight="normal" officeooo:rsid="001fe75d" style:font-size-asian="11pt" style:font-weight-asian="normal" style:font-size-complex="11pt" style:font-weight-complex="normal"/>
    </style:style>
    <style:style style:name="P5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6" style:family="paragraph" style:parent-style-name="Footnote">
      <style:paragraph-properties fo:line-height="100%" style:snap-to-layout-grid="false"/>
    </style:style>
    <style:style style:name="P7" style:family="paragraph" style:parent-style-name="Footnote">
      <style:text-properties fo:font-size="5pt" style:font-size-asian="5pt"/>
    </style:style>
    <style:style style:name="P8" style:family="paragraph" style:parent-style-name="Text_20_body">
      <style:text-properties style:font-name="Arial1" fo:font-size="11pt" fo:language="ca" fo:country="ES" fo:font-weight="normal" officeooo:rsid="001fe75d" officeooo:paragraph-rsid="001fe75d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font-name="Arial1" fo:font-size="11pt" fo:language="ca" fo:country="ES" fo:font-weight="normal" officeooo:rsid="00227169" officeooo:paragraph-rsid="0037c9a8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Arial1" fo:font-size="11pt" fo:language="ca" fo:country="ES" fo:font-weight="normal" officeooo:rsid="0026f9d2" officeooo:paragraph-rsid="0037c9a8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Arial1" fo:font-size="11pt" fo:language="ca" fo:country="ES" fo:font-weight="normal" officeooo:rsid="0028e04f" officeooo:paragraph-rsid="0038c5cd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Arial1" fo:font-size="11pt" fo:language="ca" fo:country="ES" fo:font-weight="normal" officeooo:rsid="0028e04f" officeooo:paragraph-rsid="003aa29d" style:font-size-asian="11pt" style:font-weight-asian="normal" style:font-size-complex="11pt" style:font-weight-complex="normal"/>
    </style:style>
    <style:style style:name="P13" style:family="paragraph" style:parent-style-name="Text_20_body">
      <style:text-properties style:font-name="Arial1" fo:font-size="11pt" fo:language="ca" fo:country="ES" fo:font-weight="normal" officeooo:rsid="002987c8" officeooo:paragraph-rsid="003aa29d" style:font-size-asian="11pt" style:font-weight-asian="normal" style:font-size-complex="11pt" style:font-weight-complex="normal"/>
    </style:style>
    <style:style style:name="P14" style:family="paragraph" style:parent-style-name="Text_20_body">
      <style:text-properties style:font-name="Arial1" fo:font-size="11pt" fo:language="ca" fo:country="ES" fo:font-weight="normal" officeooo:rsid="003aa29d" officeooo:paragraph-rsid="003aa29d" style:font-size-asian="11pt" style:font-weight-asian="normal" style:font-size-complex="11pt" style:font-weight-complex="normal"/>
    </style:style>
    <style:style style:name="P15" style:family="paragraph" style:parent-style-name="Text_20_body">
      <style:text-properties style:font-name="Arial1" fo:font-size="11pt" fo:language="ca" fo:country="ES" fo:font-weight="bold" officeooo:rsid="001fe75d" officeooo:paragraph-rsid="0037c9a8" style:font-size-asian="11pt" style:font-weight-asian="bold" style:font-size-complex="11pt" style:font-weight-complex="bold"/>
    </style:style>
    <style:style style:name="P16" style:family="paragraph" style:parent-style-name="Text_20_body">
      <style:text-properties style:font-name="Arial1" fo:font-size="11pt" fo:language="ca" fo:country="ES" fo:font-weight="bold" officeooo:rsid="001fe75d" officeooo:paragraph-rsid="0038c5cd" style:font-size-asian="11pt" style:font-weight-asian="bold" style:font-size-complex="11pt" style:font-weight-complex="bold"/>
    </style:style>
    <style:style style:name="P17" style:family="paragraph" style:parent-style-name="Text_20_body">
      <style:text-properties style:font-name="Arial1" fo:font-size="11pt" fo:language="ca" fo:country="ES" fo:font-weight="bold" officeooo:rsid="001fe75d" officeooo:paragraph-rsid="003aa29d" style:font-size-asian="11pt" style:font-weight-asian="bold" style:font-size-complex="11pt" style:font-weight-complex="bold"/>
    </style:style>
    <style:style style:name="P18" style:family="paragraph" style:parent-style-name="Text_20_body">
      <style:text-properties style:font-name="Arial1" fo:font-size="11pt" fo:language="ca" fo:country="ES" fo:font-weight="bold" officeooo:rsid="001fe75d" officeooo:paragraph-rsid="001fe75d" style:font-size-asian="11pt" style:font-weight-asian="bold" style:font-size-complex="11pt" style:font-weight-complex="bold"/>
    </style:style>
    <style:style style:name="P19" style:family="paragraph" style:parent-style-name="Text_20_body">
      <style:text-properties style:font-name="Arial1" fo:font-size="11pt" fo:language="ca" fo:country="ES" fo:font-weight="bold" officeooo:rsid="003aa29d" officeooo:paragraph-rsid="001fe75d" style:font-size-asian="11pt" style:font-weight-asian="bold" style:font-size-complex="11pt" style:font-weight-complex="bold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Arial1" fo:font-size="11pt" fo:language="ca" fo:country="ES" fo:font-weight="normal" officeooo:rsid="002987c8" officeooo:paragraph-rsid="003aa29d" style:font-size-asian="11pt" style:font-weight-asian="normal" style:font-size-complex="11pt" style:font-weight-complex="normal"/>
    </style:style>
    <style:style style:name="P21" style:family="paragraph" style:parent-style-name="Table_20_Contents">
      <style:text-properties fo:color="#0000ff" officeooo:rsid="0045d11d" officeooo:paragraph-rsid="0045d11d"/>
    </style:style>
    <style:style style:name="P22" style:family="paragraph" style:parent-style-name="Table_20_Contents">
      <style:text-properties fo:color="#0000ff" officeooo:rsid="0047a32e" officeooo:paragraph-rsid="0047a32e"/>
    </style:style>
    <style:style style:name="P23" style:family="paragraph" style:parent-style-name="Standard" style:master-page-name="Standard">
      <style:paragraph-properties style:page-number="auto"/>
      <style:text-properties style:font-name="Arial" fo:font-size="14pt" fo:language="ca" fo:country="ES" officeooo:paragraph-rsid="00343c7c" style:font-size-asian="14pt" style:font-name-complex="Arial" style:font-size-complex="14pt"/>
    </style:style>
    <style:style style:name="P24" style:family="paragraph" style:parent-style-name="Table_20_Contents">
      <style:text-properties fo:color="#3333ff" officeooo:rsid="004db2c0" officeooo:paragraph-rsid="004db2c0"/>
    </style:style>
    <style:style style:name="T1" style:family="text">
      <style:text-properties officeooo:rsid="002e939b"/>
    </style:style>
    <style:style style:name="T2" style:family="text">
      <style:text-properties style:font-name="Arial" fo:font-size="9pt" style:font-size-asian="9pt" style:font-name-complex="Arial"/>
    </style:style>
    <style:style style:name="T3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f8110" style:font-weight-asian="normal" style:font-weight-complex="normal"/>
    </style:style>
    <style:style style:name="T6" style:family="text">
      <style:text-properties fo:font-weight="normal" officeooo:rsid="00435acf" style:font-weight-asian="normal" style:font-weight-complex="normal"/>
    </style:style>
    <style:style style:name="T7" style:family="text">
      <style:text-properties officeooo:rsid="0037c9a8"/>
    </style:style>
    <style:style style:name="T8" style:family="text">
      <style:text-properties officeooo:rsid="0026f9d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7c9a8" style:font-weight-asian="bold" style:font-weight-complex="bold"/>
    </style:style>
    <style:style style:name="T11" style:family="text">
      <style:text-properties fo:font-weight="bold" officeooo:rsid="003aa29d" style:font-weight-asian="bold" style:font-weight-complex="bold"/>
    </style:style>
    <style:style style:name="T12" style:family="text">
      <style:text-properties officeooo:rsid="0028e04f"/>
    </style:style>
    <style:style style:name="T13" style:family="text">
      <style:text-properties officeooo:rsid="002987c8"/>
    </style:style>
    <style:style style:name="T14" style:family="text">
      <style:text-properties officeooo:rsid="002ad33f"/>
    </style:style>
    <style:style style:name="T15" style:family="text">
      <style:text-properties officeooo:rsid="003aa29d"/>
    </style:style>
    <style:style style:name="T16" style:family="text">
      <style:text-properties officeooo:rsid="0043386a"/>
    </style:style>
    <style:style style:name="T17" style:family="text">
      <style:text-properties officeooo:rsid="00435a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Pràctica <text:span text:style-name="T16">2</text:span>: <text:span text:style-name="T16">Funcions i procediments.</text:span></text:p>
      <text:p text:style-name="P3"><text:span text:style-name="T4">L’objectiu d’aquesta pràctica és </text:span><text:span text:style-name="T6">endinsar-nos en la programació modular introduïda anteriorment</text:span><text:span text:style-name="T5">.</text:span></text:p>
      <text:p text:style-name="P4"/>
      <text:p text:style-name="P8"/>
      <text:p text:style-name="P8"/>
      <text:p text:style-name="P14">Els programes següents han de <text:span text:style-name="T9">codificar-se amb Python.</text:span></text:p>
      <text:p text:style-name="P8"/>
      <text:p text:style-name="P15">Exercici <text:span text:style-name="T17">1</text:span>: <text:span text:style-name="T8">La calculadora multioperació</text:span></text:p>
      <text:p text:style-name="P10">Desenvolupa una calculadora senzilla que demani a l’usuari un primer operand numèric, una operació entre (+ - * /) i un segon operand, i escrigui el resultat d’aplicar l’operació als operands. <text:s/>Un cop mostrat el resultat, la calculadora demana a l’usuari si vol realitzar un nou càlcul. <text:s/>El programa continuarà oferint a l’usuari la possibilitat de calcular, fins que l’usuari respongui negativament. <text:s/><text:span text:style-name="T10">Les operacions </text:span><text:span text:style-name="T11">(suma, resta, multiplicació i divisió) </text:span><text:span text:style-name="T10">han de calcular-se cadascuna amb una funció respectivament</text:span><text:span text:style-name="T7">, que rebi com a paràmetres els dos operands.</text:span></text:p>
      <text:p text:style-name="P10">Atenció: <text:span text:style-name="T15">la subrutina de la divisió ha de comprovar que no es doni l'error de</text:span> divisió per zero. <text:s/>Aviseu a l'usuari de l'error, però permeteu continuar calculant.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1">import os</text:p>
            <text:p text:style-name="P21">import math</text:p>
            <text:p text:style-name="P21"/>
            <text:p text:style-name="P21">def suma(a,b):</text:p>
            <text:p text:style-name="P21"><text:tab/>return a+b</text:p>
            <text:p text:style-name="P21"><text:tab/> </text:p>
            <text:p text:style-name="P21">def resta(a,b):</text:p>
            <text:p text:style-name="P21"><text:tab/>return a-b</text:p>
            <text:p text:style-name="P21"/>
            <text:p text:style-name="P21">def multiplica(a,b):</text:p>
            <text:p text:style-name="P21"><text:tab/>return a*b</text:p>
            <text:p text:style-name="P21"/>
            <text:p text:style-name="P21">def dividir(a,b):</text:p>
            <text:p text:style-name="P21"><text:tab/>return a/b</text:p>
            <text:p text:style-name="P21"/>
            <text:p text:style-name="P21"/>
            <text:p text:style-name="P21">preg = str(input("Desea hacer algún tipo de operación Si o No: "))</text:p>
            <text:p text:style-name="P21">while preg != "No":</text:p>
            <text:p text:style-name="P21"><text:tab/>a = int(input("Introduce un número: "))</text:p>
            <text:p text:style-name="P21"><text:soft-page-break/><text:tab/>b = int(input("Introduce otro número: "))</text:p>
            <text:p text:style-name="P21"><text:tab/>operacion_mat = str(input("Elige un tipo de operación aritmética: sumar, restar, multiplicar o dividir\n: <text:s/>"))</text:p>
            <text:p text:style-name="P21"><text:tab/></text:p>
            <text:p text:style-name="P21"><text:tab/>if operacion_mat == "sumar":</text:p>
            <text:p text:style-name="P21"><text:tab/><text:tab/>sumar = suma(a,b) </text:p>
            <text:p text:style-name="P21"><text:tab/><text:tab/>print (sumar)</text:p>
            <text:p text:style-name="P21"><text:tab/></text:p>
            <text:p text:style-name="P21"><text:tab/>elif operacion_mat == "restar":</text:p>
            <text:p text:style-name="P21"><text:tab/><text:tab/>restar = resta(a,b)</text:p>
            <text:p text:style-name="P21"><text:tab/><text:tab/>print (restar)</text:p>
            <text:p text:style-name="P21"><text:tab/></text:p>
            <text:p text:style-name="P21"><text:tab/>elif operacion_mat == "multiplicar":</text:p>
            <text:p text:style-name="P21"><text:tab/><text:tab/>multiplicar = multiplica(a,b)</text:p>
            <text:p text:style-name="P21"><text:tab/><text:tab/>print (multiplicar)</text:p>
            <text:p text:style-name="P21"><text:tab/></text:p>
            <text:p text:style-name="P21"><text:tab/>elif operacion_mat == "dividir":</text:p>
            <text:p text:style-name="P21"><text:tab/><text:tab/>divide = dividir(a,b)</text:p>
            <text:p text:style-name="P21"><text:tab/><text:tab/>print (dividir)</text:p>
            <text:p text:style-name="P21"><text:tab/><text:tab/></text:p>
            <text:p text:style-name="P21"><text:tab/></text:p>
            <text:p text:style-name="P21"><text:tab/>preg = str(input("Quieres hacer otra operación Si o No: "))</text:p>
            <text:p text:style-name="P21"><text:tab/></text:p>
            <text:p text:style-name="P21">else:</text:p>
            <text:p text:style-name="P21"><text:tab/>print("Hasta pronto !!!! ")</text:p>
          </table:table-cell>
        </table:table-row>
      </table:table>
      <text:p text:style-name="P9"/>
      <text:p text:style-name="P9"/>
      <text:p text:style-name="P17">Exercici <text:span text:style-name="T17">2</text:span>: <text:span text:style-name="T13">El nombre de A's</text:span></text:p>
      <text:p text:style-name="P13">Desenvolupeu un<text:span text:style-name="T15">a funció</text:span> que <text:span text:style-name="T15">rebi com a paràmetre</text:span> <text:span text:style-name="T15">un string, </text:span>i <text:span text:style-name="T15">retorni</text:span> el nombre de ‘a’s que apareixen. <text:s/>Per exemple, si l’entrada és Anaximandro, la sortida serà <text:span text:style-name="T15">3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2">import os</text:p>
            <text:p text:style-name="P22"/>
            <text:p text:style-name="P22">def cuenta_A(texto):</text:p>
            <text:p text:style-name="P22"><text:tab/>cont = int()</text:p>
            <text:p text:style-name="P22"><text:tab/>for a in range(len(texto)):</text:p>
            <text:p text:style-name="P22"><text:tab/><text:tab/>if texto[a] == "a" or texto[a] == "A":</text:p>
            <text:p text:style-name="P22"><text:tab/><text:tab/> <text:s text:c="3"/>cont += 1</text:p>
            <text:p text:style-name="P22"><text:soft-page-break/><text:tab/>return cont</text:p>
            <text:p text:style-name="P22"/>
            <text:p text:style-name="P22">texto = str(input("Introduce un texto: "))</text:p>
            <text:p text:style-name="P22">cont = int</text:p>
            <text:p text:style-name="P22"/>
            <text:p text:style-name="P22">print(cuenta_A(texto))</text:p>
          </table:table-cell>
        </table:table-row>
      </table:table>
      <text:p text:style-name="P20"/>
      <text:p text:style-name="P13"/>
      <text:p text:style-name="P16">Exercici <text:span text:style-name="T17">3</text:span>: <text:span text:style-name="T14">Inicials en majúscules</text:span></text:p>
      <text:p text:style-name="P11"><text:span text:style-name="T14">Desenvolupeu una funció que rebi com a paràmetre nom i cognoms, i els retorni amb les inicials en majúscules, i la resta en minúscules</text:span>. <text:s/><text:span text:style-name="T7">Feu també un programa que agafi per pantalla el nom de l'usuari, cridi a aquesta funció i mostri el resultat per pantalla.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1">def iniciales_mayusculas(nombre):</text:p>
            <text:p text:style-name="P21"><text:tab/>nombre = nombre.title()</text:p>
            <text:p text:style-name="P21"><text:tab/></text:p>
            <text:p text:style-name="P21"><text:tab/>return nombre</text:p>
            <text:p text:style-name="P21"/>
            <text:p text:style-name="P21">nombre = str(input("Introduce tu nombre: "));</text:p>
            <text:p text:style-name="P21"/>
            <text:p text:style-name="P21">print(iniciales_mayusculas(nombre))</text:p>
          </table:table-cell>
        </table:table-row>
      </table:table>
      <text:p text:style-name="P8"/>
      <text:p text:style-name="P18"/>
      <text:p text:style-name="P17">Exercici <text:span text:style-name="T17">4</text:span>: <text:span text:style-name="T12">màquina expenedora de monedes</text:span></text:p>
      <text:p text:style-name="P12">Es vol simular el funcionament d'una màquina expenedora de monedes. <text:s/>Dissenyeu un<text:span text:style-name="T15">a funció que rebi com a paràmetre una quantitat </text:span>(introduïda <text:span text:style-name="T15">des del programa principal </text:span>per l'usuari) <text:span text:style-name="T15">i </text:span><text:span text:style-name="T11">retorni una llista </text:span><text:span text:style-name="T15">amb la quantitat </text:span>mínim<text:span text:style-name="T15">a</text:span> de bitllets i monedes possibles. <text:s/><text:span text:style-name="T15">El programa principal agafarà la quantitat per teclat, cridarà a la funció, i imprimirà aquest resultat (amb un format presentable)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4">#!/usr/bin/env python</text:p>
            <text:p text:style-name="P24"># -*- coding: utf-8 -*-</text:p>
            <text:p text:style-name="P24"/>
            <text:p text:style-name="P24">def saldo(dinero):</text:p>
            <text:p text:style-name="P24"><text:tab/>billete_500 = dinero//500</text:p>
            <text:p text:style-name="P24"><text:tab/>sobra = dinero - 500 * billete_500</text:p>
            <text:p text:style-name="P24"><text:tab/>billete_200 = sobra//200</text:p>
            <text:p text:style-name="P24"><text:tab/>sobra = sobra - 200 * billete_200</text:p>
            <text:p text:style-name="P24"><text:tab/>billete_100 = sobra//100</text:p>
            <text:p text:style-name="P24"><text:soft-page-break/><text:tab/>sobra = sobra - 100 * billete_100</text:p>
            <text:p text:style-name="P24"><text:tab/>billete_50 = sobra//50</text:p>
            <text:p text:style-name="P24"><text:tab/>sobra = sobra - 50 * billete_50</text:p>
            <text:p text:style-name="P24"><text:tab/>billete_20 = sobra//20</text:p>
            <text:p text:style-name="P24"><text:tab/>sobra = sobra - 20 * billete_20</text:p>
            <text:p text:style-name="P24"><text:tab/>billete_10 = sobra//10</text:p>
            <text:p text:style-name="P24"><text:tab/>sobra = sobra - 10 * billete_10</text:p>
            <text:p text:style-name="P24"><text:tab/>billete_5 = sobra//5</text:p>
            <text:p text:style-name="P24"><text:tab/>sobra = sobra - 5 * billete_5</text:p>
            <text:p text:style-name="P24"><text:tab/>coin_2 = sobra//2</text:p>
            <text:p text:style-name="P24"><text:tab/>sobra = sobra - 2 * coin_2</text:p>
            <text:p text:style-name="P24"><text:tab/>coin_1 = sobra//1</text:p>
            <text:p text:style-name="P24"><text:tab/>sobra = sobra - 1 * coin_1</text:p>
            <text:p text:style-name="P24"><text:tab/></text:p>
            <text:p text:style-name="P24"><text:tab/>return billete_500, billete_200, billete_100, billete_50, billete_20, billete_10, billete_5, coin_2, coin_1, sobra</text:p>
            <text:p text:style-name="P24"/>
            <text:p text:style-name="P24">dinero = int(input("Introduce una cantidad: "))</text:p>
            <text:p text:style-name="P24">billete_500, billete_200, billete_100, billete_50, billete_20, billete_10, billete_5, coin_2, coin_1, sobra = saldo(dinero)</text:p>
            <text:p text:style-name="P24"/>
            <text:p text:style-name="P24">print("Cambio de 500: ", billete_500)</text:p>
            <text:p text:style-name="P24">print("Cambio de 200: ", billete_200)</text:p>
            <text:p text:style-name="P24">print("Cambio de 100: ", billete_100)</text:p>
            <text:p text:style-name="P24">print("Cambio de 50: ", billete_50)</text:p>
            <text:p text:style-name="P24">print("Cambio de 20: ", billete_20)</text:p>
            <text:p text:style-name="P24">print("Cambio de 10: ", billete_10)</text:p>
            <text:p text:style-name="P24">print("Cambio de 5: ", billete_5)</text:p>
            <text:p text:style-name="P24">print("Cambio de 2: ", coin_2)</text:p>
            <text:p text:style-name="P24">print("Cambio de 1: ", coin_1)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family="CompactPlain, 'Times New Roman'" style:font-family-generic="roman" fo:font-size="11pt" fo:language="ca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cm" loext:contextual-spacing="false" fo:keep-with-next="always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106cm" fo:margin-bottom="0cm" loext:contextual-spacing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family="Tahoma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/>
      <style:text-properties style:font-name="Arial" fo:font-family="Arial" style:font-family-generic="swiss" style:font-pitch="variable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lfaen" fo:font-family="Sylfaen" style:font-family-generic="roman" style:font-pitch="variable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1.249cm" text:min-label-width="1.249cm"/>
      </text:outline-level-style>
      <text:outline-level-style text:level="3" style:num-suffix="." style:num-format="1" text:display-levels="3">
        <style:list-level-properties text:space-before="2.498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prefix="4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1.249cm" text:min-label-width="1.27cm"/>
      </text:list-level-style-number>
      <text:list-level-style-number text:level="3" style:num-suffix="." style:num-format="1" text:display-levels="3">
        <style:list-level-properties text:space-before="2.498cm" text:min-label-width="1.27cm"/>
      </text:list-level-style-number>
      <text:list-level-style-number text:level="4" style:num-suffix="." style:num-format="1" text:display-levels="4">
        <style:list-level-properties text:space-before="3.747cm" text:min-label-width="1.905cm"/>
      </text:list-level-style-number>
      <text:list-level-style-number text:level="5" style:num-suffix="." style:num-format="1" text:display-levels="5">
        <style:list-level-properties text:space-before="4.995cm" text:min-label-width="1.905cm"/>
      </text:list-level-style-number>
      <text:list-level-style-number text:level="6" style:num-suffix="." style:num-format="1" text:display-levels="6">
        <style:list-level-properties text:space-before="6.244cm" text:min-label-width="2.54cm"/>
      </text:list-level-style-number>
      <text:list-level-style-number text:level="7" style:num-suffix="." style:num-format="1" text:display-levels="7">
        <style:list-level-properties text:space-before="7.493cm" text:min-label-width="2.54cm"/>
      </text:list-level-style-number>
      <text:list-level-style-number text:level="8" style:num-suffix="." style:num-format="1" text:display-levels="8">
        <style:list-level-properties text:space-before="8.742cm" text:min-label-width="3.175cm"/>
      </text:list-level-style-number>
      <text:list-level-style-number text:level="9" style:num-suffix="." style:num-format="1" text:display-levels="9">
        <style:list-level-properties text:space-before="9.99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space-before="0.2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prefix="1." style:num-format="1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635cm" text:min-label-width="0.635cm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prefix="2.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prefix="3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3" style:family="table">
      <style:table-properties style:width="16.342cm" fo:margin-left="0.012cm" fo:margin-right="-0.004cm" table:align="margins" style:writing-mode="lr-tb"/>
    </style:style>
    <style:style style:name="Taula13.A" style:family="table-column">
      <style:table-column-properties style:column-width="13.462cm" style:rel-column-width="53984*"/>
    </style:style>
    <style:style style:name="Taula13.B" style:family="table-column">
      <style:table-column-properties style:column-width="2.88cm" style:rel-column-width="11551*"/>
    </style:style>
    <style:style style:name="Taula13.1" style:family="table-row">
      <style:table-row-properties style:min-row-height="2.085cm" fo:keep-together="auto"/>
    </style:style>
    <style:style style:name="Taula13.A1" style:family="table-cell">
      <style:table-cell-properties style:vertical-align="middle" fo:padding="0.101cm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12" style:family="table">
      <style:table-properties style:width="16.342cm" fo:margin-left="0.012cm" fo:margin-right="-0.004cm" table:align="margins" style:writing-mode="lr-tb"/>
    </style:style>
    <style:style style:name="Taula12.A" style:family="table-column">
      <style:table-column-properties style:column-width="13.36cm" style:rel-column-width="53573*"/>
    </style:style>
    <style:style style:name="Taula12.B" style:family="table-column">
      <style:table-column-properties style:column-width="2.983cm" style:rel-column-width="11962*"/>
    </style:style>
    <style:style style:name="Taula12.1" style:family="table-row">
      <style:table-row-properties style:min-row-height="0.882cm" fo:keep-together="always"/>
    </style:style>
    <style:style style:name="Taula12.A1" style:family="table-cell">
      <style:table-cell-properties style:vertical-align="middle" fo:padding="0.101cm" fo:border="none" style:writing-mode="lr-tb"/>
    </style:style>
    <style:style style:name="Taula12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M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MP3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</style:style>
    <style:style style:name="MP5" style:family="paragraph" style:parent-style-name="Footnote">
      <style:text-properties fo:font-size="5pt" style:font-size-asian="5pt"/>
    </style:style>
    <style:style style:name="MT1" style:family="text">
      <style:text-properties officeooo:rsid="002e939b"/>
    </style:style>
    <style:style style:name="MT2" style:family="text">
      <style:text-properties style:font-name="Arial" fo:font-size="9pt" style:font-size-asian="9pt" style:font-name-complex="Arial"/>
    </style:style>
    <style:style style:name="MT3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501cm" fo:margin-bottom="0.501cm" fo:margin-left="2.401cm" fo:margin-right="2.247cm" style:writing-mode="lr-tb" style:layout-grid-color="#c0c0c0" style:layout-grid-lines="39" style:layout-grid-base-height="0.388cm" style:layout-grid-ruby-height="0.33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<draw:frame draw:style-name="Mfr1" draw:name="gráficos1" text:anchor-type="paragraph" svg:x="13.716cm" svg:y="-0.388cm" svg:width="2.325cm" svg:height="1.953cm" draw:z-index="3"><draw:image xlink:href="Pictures/100000000000080000000800482B8425106B401F.jpg" xlink:type="simple" xlink:show="embed" xlink:actuate="onLoad"/></draw:frame>Programació.</text:p>
              <text:p text:style-name="MP2"><text:span text:style-name="MT1">Disseny Modular</text:span> - UF<text:span text:style-name="MT1">2</text:span></text:p>
            </table:table-cell>
            <table:table-cell table:style-name="Taula13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4">Grau superior informàtica</text:p>
            </table:table-cell>
            <table:table-cell table:style-name="Taula12.B1" office:value-type="string">
              <text:p text:style-name="MP4"><text:span text:style-name="MT2">Pàgina </text:span><text:span text:style-name="MT3"><text:page-number text:select-page="current">2</text:page-number></text:span><text:span text:style-name="MT3"> de </text:span><text:span text:style-name="MT3"><text:page-count style:num-format="1">4</text:page-count></text:span></text:p>
            </table:table-cell>
          </table:table-row>
        </table:table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1</dc:title>
    <meta:initial-creator>Josep Vilardell</meta:initial-creator>
    <meta:creation-date>2011-09-13T17:29:00</meta:creation-date>
    <dc:date>2019-03-27T19:43:53.798667869</dc:date>
    <meta:print-date>2011-03-02T18:52:00</meta:print-date>
    <dc:language>ca-ES</dc:language>
    <meta:editing-cycles>81</meta:editing-cycles>
    <meta:editing-duration>PT15H47M32S</meta:editing-duration>
    <meta:document-statistic meta:table-count="6" meta:image-count="1" meta:object-count="0" meta:page-count="4" meta:paragraph-count="104" meta:word-count="638" meta:character-count="4245" meta:non-whitespace-character-count="3618"/>
    <meta:user-defined meta:name="Info 1"/>
    <meta:user-defined meta:name="Info 2"/>
    <meta:user-defined meta:name="Info 3"/>
    <meta:user-defined meta:name="Info 4"/>
  </office:meta>
</office:document-meta>
</file>